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27.68mm"/>
    </style:style>
    <style:style style:name="co9" style:family="table-column">
      <style:table-column-properties fo:break-before="auto" style:column-width="17.71mm"/>
    </style:style>
    <style:style style:name="co10" style:family="table-column">
      <style:table-column-properties fo:break-before="auto" style:column-width="23.48mm"/>
    </style:style>
    <style:style style:name="co11" style:family="table-column">
      <style:table-column-properties fo:break-before="auto" style:column-width="29.02mm"/>
    </style:style>
    <style:style style:name="co12" style:family="table-column">
      <style:table-column-properties fo:break-before="auto" style:column-width="21.48mm"/>
    </style:style>
    <style:style style:name="co13" style:family="table-column">
      <style:table-column-properties fo:break-before="auto" style:column-width="24.13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default-cell-style-name="ce13"/>
        <table:table-column table:style-name="co9" table:number-columns-repeated="243" table:default-cell-style-name="ce13"/>
        <table:table-column table:style-name="co9"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5"> ( </text:span><text:span text:style-name="T4">每</text:span><text:span text:style-name="T6">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5">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2" office:value-type="float" office:value="100.26" calcext:value-type="float">
            <text:p><text:s text:c="3"/>100.26</text:p>
          </table:table-cell>
          <table:table-cell table:style-name="ce52" office:value-type="float" office:value="644.21" calcext:value-type="float">
            <text:p><text:s text:c="3"/>644.21</text:p>
          </table:table-cell>
          <table:table-cell table:style-name="ce64" office:value-type="float" office:value="2.85" calcext:value-type="float">
            <text:p><text:s text:c="3"/>2.85</text:p>
          </table:table-cell>
          <table:table-cell table:style-name="ce74"/>
          <table:table-cell table:style-name="ce73" table:number-columns-repeated="1011"/>
        </table:table-row>
        <table:table-row table:style-name="ro10">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3"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3" office:value-type="float" office:value="100.32" calcext:value-type="float">
            <text:p><text:s text:c="3"/>100.32</text:p>
          </table:table-cell>
          <table:table-cell table:style-name="ce53" office:value-type="float" office:value="643.6" calcext:value-type="float">
            <text:p><text:s text:c="3"/>643.60</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1">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3"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3" office:value-type="float" office:value="100.29" calcext:value-type="float">
            <text:p><text:s text:c="3"/>100.29</text:p>
          </table:table-cell>
          <table:table-cell table:style-name="ce53" office:value-type="float" office:value="643.91" calcext:value-type="float">
            <text:p><text:s text:c="3"/>643.91</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3"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7" office:value-type="string" calcext:value-type="string">
            <text:p>102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3"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3" office:value-type="float" office:value="100.23" calcext:value-type="float">
            <text:p><text:s text:c="3"/>100.23</text:p>
          </table:table-cell>
          <table:table-cell table:style-name="ce53" office:value-type="float" office:value="644.44" calcext:value-type="float">
            <text:p><text:s text:c="3"/>644.44</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3">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3"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3" office:value-type="float" office:value="100.21" calcext:value-type="float">
            <text:p><text:s text:c="3"/>100.21</text:p>
          </table:table-cell>
          <table:table-cell table:style-name="ce53" office:value-type="float" office:value="644.56" calcext:value-type="float">
            <text:p><text:s text:c="3"/>644.56</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3"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3" office:value-type="float" office:value="100.19" calcext:value-type="float">
            <text:p><text:s text:c="3"/>100.19</text:p>
          </table:table-cell>
          <table:table-cell table:style-name="ce53" office:value-type="float" office:value="644.68" calcext:value-type="float">
            <text:p><text:s text:c="3"/>644.68</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3"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3" office:value-type="float" office:value="100.16" calcext:value-type="float">
            <text:p><text:s text:c="3"/>100.16</text:p>
          </table:table-cell>
          <table:table-cell table:style-name="ce53" office:value-type="float" office:value="644.76" calcext:value-type="float">
            <text:p><text:s text:c="3"/>644.76</text:p>
          </table:table-cell>
          <table:table-cell table:style-name="ce67" office:value-type="float" office:value="2.84" calcext:value-type="float">
            <text:p><text:s text:c="3"/>2.84</text:p>
          </table:table-cell>
          <table:table-cell table:style-name="ce74"/>
          <table:table-cell table:style-name="ce73" table:number-columns-repeated="1011"/>
        </table:table-row>
        <table:table-row table:style-name="ro12">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3"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3" office:value-type="float" office:value="100.14" calcext:value-type="float">
            <text:p><text:s text:c="3"/>100.14</text:p>
          </table:table-cell>
          <table:table-cell table:style-name="ce53" office:value-type="float" office:value="644.88" calcext:value-type="float">
            <text:p><text:s text:c="3"/>644.88</text:p>
          </table:table-cell>
          <table:table-cell table:style-name="ce67" office:value-type="float" office:value="2.84" calcext:value-type="float">
            <text:p><text:s text:c="3"/>2.84</text:p>
          </table:table-cell>
          <table:table-cell table:style-name="ce74"/>
          <table:table-cell table:number-columns-repeated="1011"/>
        </table:table-row>
        <table:table-row table:style-name="ro14">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3"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3" office:value-type="float" office:value="100.12" calcext:value-type="float">
            <text:p><text:s text:c="3"/>100.12</text:p>
          </table:table-cell>
          <table:table-cell table:style-name="ce53" office:value-type="float" office:value="645" calcext:value-type="float">
            <text:p><text:s text:c="3"/>645.00</text:p>
          </table:table-cell>
          <table:table-cell table:style-name="ce67" office:value-type="float" office:value="2.84" calcext:value-type="float">
            <text:p><text:s text:c="3"/>2.84</text:p>
          </table:table-cell>
          <table:table-cell table:style-name="ce74"/>
          <table:table-cell table:number-columns-repeated="1011"/>
        </table:table-row>
        <table:table-row table:style-name="ro15">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3"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3" office:value-type="float" office:value="100.09" calcext:value-type="float">
            <text:p><text:s text:c="3"/>100.09</text:p>
          </table:table-cell>
          <table:table-cell table:style-name="ce53" office:value-type="float" office:value="645.15" calcext:value-type="float">
            <text:p><text:s text:c="3"/>645.15</text:p>
          </table:table-cell>
          <table:table-cell table:style-name="ce67" office:value-type="float" office:value="2.83" calcext:value-type="float">
            <text:p><text:s text:c="3"/>2.83</text:p>
          </table:table-cell>
          <table:table-cell table:style-name="ce74"/>
          <table:table-cell table:number-columns-repeated="1011"/>
        </table:table-row>
        <table:table-row table:style-name="ro13">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3"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3" office:value-type="float" office:value="100.06" calcext:value-type="float">
            <text:p><text:s text:c="3"/>100.06</text:p>
          </table:table-cell>
          <table:table-cell table:style-name="ce53" office:value-type="float" office:value="645.27" calcext:value-type="float">
            <text:p><text:s text:c="3"/>645.27</text:p>
          </table:table-cell>
          <table:table-cell table:style-name="ce67" office:value-type="float" office:value="2.83" calcext:value-type="float">
            <text:p><text:s text:c="3"/>2.83</text:p>
          </table:table-cell>
          <table:table-cell table:style-name="ce74"/>
          <table:table-cell table:number-columns-repeated="1011"/>
        </table:table-row>
        <table:table-row table:style-name="ro14">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3"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3" office:value-type="float" office:value="100.04" calcext:value-type="float">
            <text:p><text:s text:c="3"/>100.04</text:p>
          </table:table-cell>
          <table:table-cell table:style-name="ce53" office:value-type="float" office:value="645.34" calcext:value-type="float">
            <text:p><text:s text:c="3"/>645.34</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9"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5" calcext:value-type="float">
            <text:p><text:s text:c="3"/>148,555</text:p>
          </table:table-cell>
          <table:table-cell table:style-name="ce33" office:value-type="float" office:value="8274519" calcext:value-type="float">
            <text:p><text:s text:c="3"/>8,274,519</text:p>
          </table:table-cell>
          <table:table-cell table:style-name="ce44" office:value-type="float" office:value="23361147" calcext:value-type="float">
            <text:p><text:s text:c="3"/>23,361,147</text:p>
          </table:table-cell>
          <table:table-cell table:style-name="ce33" office:value-type="float" office:value="11681448" calcext:value-type="float">
            <text:p><text:s text:c="3"/>11,681,448</text:p>
          </table:table-cell>
          <table:table-cell table:style-name="ce33" office:value-type="float" office:value="11679699" calcext:value-type="float">
            <text:p><text:s text:c="3"/>11,679,699</text:p>
          </table:table-cell>
          <table:table-cell table:style-name="ce53" office:value-type="float" office:value="100.01" calcext:value-type="float">
            <text:p><text:s text:c="3"/>100.01</text:p>
          </table:table-cell>
          <table:table-cell table:style-name="ce53" office:value-type="float" office:value="645.46" calcext:value-type="float">
            <text:p><text:s text:c="3"/>645.46</text:p>
          </table:table-cell>
          <table:table-cell table:style-name="ce67" office:value-type="float" office:value="2.82" calcext:value-type="float">
            <text:p><text:s text:c="3"/>2.82</text:p>
          </table:table-cell>
          <table:table-cell table:style-name="ce74"/>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13" calcext:value-type="float">
            <text:p><text:s/>0.13</text:p>
          </table:table-cell>
          <table:table-cell table:style-name="ce38" office:value-type="float" office:value="1.25" calcext:value-type="float">
            <text:p><text:s/>1.25</text:p>
          </table:table-cell>
          <table:table-cell table:style-name="ce38" office:value-type="float" office:value="0.29" calcext:value-type="float">
            <text:p><text:s/>0.29</text:p>
          </table:table-cell>
          <table:table-cell table:style-name="ce38" office:value-type="float" office:value="0.14" calcext:value-type="float">
            <text:p><text:s/>0.14</text:p>
          </table:table-cell>
          <table:table-cell table:style-name="ce38" office:value-type="float" office:value="0.44" calcext:value-type="float">
            <text:p><text:s/>0.44</text:p>
          </table:table-cell>
          <table:table-cell table:style-name="ce54" office:value-type="float" office:value="-0.31" calcext:value-type="float">
            <text:p>－ <text:s text:c="2"/>0.31</text:p>
          </table:table-cell>
          <table:table-cell table:style-name="ce23" office:value-type="float" office:value="0.29" calcext:value-type="float">
            <text:p><text:s/>0.29</text:p>
          </table:table-cell>
          <table:table-cell table:style-name="ce68" office:value-type="float" office:value="-1.05" calcext:value-type="float">
            <text:p>－ <text:s text:c="2"/>1.05</text:p>
          </table:table-cell>
          <table:table-cell table:style-name="ce72"/>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4" office:value-type="float" office:value="0" calcext:value-type="float">
            <text:p>－</text:p>
          </table:table-cell>
          <table:table-cell table:style-name="ce24" office:value-type="float" office:value="-0.01" calcext:value-type="float">
            <text:p><text:s text:c="3"/>－0.01</text:p>
          </table:table-cell>
          <table:table-cell table:style-name="ce24" office:value-type="float" office:value="0.05" calcext:value-type="float">
            <text:p><text:s/>0.05</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3" calcext:value-type="float">
            <text:p><text:s/>0.03</text:p>
          </table:table-cell>
          <table:table-cell table:style-name="ce55" office:value-type="float" office:value="-0.03" calcext:value-type="float">
            <text:p>－ <text:s text:c="2"/>0.03</text:p>
          </table:table-cell>
          <table:table-cell table:style-name="ce24" office:value-type="float" office:value="0.02" calcext:value-type="float">
            <text:p><text:s/>0.02</text:p>
          </table:table-cell>
          <table:table-cell table:style-name="ce69"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5"> </text:span><text:span text:style-name="T4">民國</text:span><text:span text:style-name="T6">102</text:span><text:span text:style-name="T4">年</text:span><text:span text:style-name="T6">11</text:span><text:span text:style-name="T4">月</text:span><text:span text:style-name="T6">5</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10" table:default-cell-style-name="ce13"/>
        <table:table-column table:style-name="co11" table:default-cell-style-name="ce92"/>
        <table:table-column table:style-name="co3" table:default-cell-style-name="ce92"/>
        <table:table-column table:style-name="co3"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4" table:default-cell-style-name="ce13"/>
        <table:table-column table:style-name="co6" table:number-columns-repeated="2" table:default-cell-style-name="ce13"/>
        <table:table-column table:style-name="co1" table:default-cell-style-name="ce13"/>
        <table:table-column table:style-name="co9" table:number-columns-repeated="245" table:default-cell-style-name="ce13"/>
        <table:table-column table:style-name="co9"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1"/>
          <table:table-cell table:style-name="ce71" table:number-columns-repeated="1012"/>
        </table:table-row>
        <table:table-row table:style-name="ro20">
          <table:table-cell table:style-name="ce71"/>
          <table:table-cell table:style-name="ce83" table:number-columns-repeated="4"/>
          <table:table-cell table:style-name="ce103" office:value-type="string" office:string-value="    中 華 民 國 102年 10 月 底" calcext:value-type="string">
            <text:p><text:s text:c="5"/>中 華 民 國 102年 10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4"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5"> ( </text:span><text:span text:style-name="T4">每</text:span><text:span text:style-name="T6">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5">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55" calcext:value-type="float">
            <text:p><text:s text:c="3"/>148,555</text:p>
          </table:table-cell>
          <table:table-cell table:style-name="ce29" office:value-type="float" office:value="8274519" calcext:value-type="float">
            <text:p><text:s text:c="3"/>8,274,519</text:p>
          </table:table-cell>
          <table:table-cell table:style-name="ce28" office:value-type="float" office:value="23361147" calcext:value-type="float">
            <text:p><text:s text:c="3"/>23,361,147</text:p>
          </table:table-cell>
          <table:table-cell table:style-name="ce29" office:value-type="float" office:value="11681448" calcext:value-type="float">
            <text:p><text:s text:c="3"/>11,681,448</text:p>
          </table:table-cell>
          <table:table-cell table:style-name="ce29" office:value-type="float" office:value="11679699" calcext:value-type="float">
            <text:p><text:s text:c="3"/>11,679,699</text:p>
          </table:table-cell>
          <table:table-cell table:style-name="ce49" office:value-type="float" office:value="100.014974700975" calcext:value-type="float">
            <text:p><text:s text:c="3"/>100.01</text:p>
          </table:table-cell>
          <table:table-cell table:style-name="ce49" office:value-type="float" office:value="645.463655625244" calcext:value-type="float">
            <text:p><text:s text:c="3"/>645.46</text:p>
          </table:table-cell>
          <table:table-cell table:style-name="ce108" office:value-type="float" office:value="2.82326344286598" calcext:value-type="float">
            <text:p><text:s/>2.82 </text:p>
          </table:table-cell>
          <table:table-cell table:number-columns-repeated="1012"/>
        </table:table-row>
        <table:table-row table:style-name="ro21">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75305" calcext:value-type="float">
            <text:p><text:s text:c="3"/>1,475,305</text:p>
          </table:table-cell>
          <table:table-cell table:style-name="ce28" office:value-type="float" office:value="3952335" calcext:value-type="float">
            <text:p><text:s text:c="3"/>3,952,335</text:p>
          </table:table-cell>
          <table:table-cell table:style-name="ce29" office:value-type="float" office:value="1949412" calcext:value-type="float">
            <text:p><text:s text:c="3"/>1,949,412</text:p>
          </table:table-cell>
          <table:table-cell table:style-name="ce29" office:value-type="float" office:value="2002923" calcext:value-type="float">
            <text:p><text:s text:c="3"/>2,002,923</text:p>
          </table:table-cell>
          <table:table-cell table:style-name="ce49" office:value-type="float" office:value="97.3283546097379" calcext:value-type="float">
            <text:p><text:s text:c="3"/>97.33</text:p>
          </table:table-cell>
          <table:table-cell table:style-name="ce49" office:value-type="float" office:value="1925.55740088739" calcext:value-type="float">
            <text:p><text:s text:c="3"/>1,925.56</text:p>
          </table:table-cell>
          <table:table-cell table:style-name="ce108" office:value-type="float" office:value="2.67899519082495" calcext:value-type="float">
            <text:p><text:s/>2.68 </text:p>
          </table:table-cell>
          <table:table-cell table:number-columns-repeated="1012"/>
        </table:table-row>
        <table:table-row table:style-name="ro21">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1" calcext:value-type="float">
            <text:p><text:s text:c="3"/>9,571</text:p>
          </table:table-cell>
          <table:table-cell table:style-name="ce29" office:value-type="float" office:value="1026025" calcext:value-type="float">
            <text:p><text:s text:c="3"/>1,026,025</text:p>
          </table:table-cell>
          <table:table-cell table:style-name="ce28" office:value-type="float" office:value="2682839" calcext:value-type="float">
            <text:p><text:s text:c="3"/>2,682,839</text:p>
          </table:table-cell>
          <table:table-cell table:style-name="ce29" office:value-type="float" office:value="1288549" calcext:value-type="float">
            <text:p><text:s text:c="3"/>1,288,549</text:p>
          </table:table-cell>
          <table:table-cell table:style-name="ce29" office:value-type="float" office:value="1394290" calcext:value-type="float">
            <text:p><text:s text:c="3"/>1,394,290</text:p>
          </table:table-cell>
          <table:table-cell table:style-name="ce49" office:value-type="float" office:value="92.4161401143234" calcext:value-type="float">
            <text:p><text:s text:c="3"/>92.42</text:p>
          </table:table-cell>
          <table:table-cell table:style-name="ce49" office:value-type="float" office:value="9870.64739217887" calcext:value-type="float">
            <text:p><text:s text:c="3"/>9,870.65</text:p>
          </table:table-cell>
          <table:table-cell table:style-name="ce108" office:value-type="float" office:value="2.6147891133257" calcext:value-type="float">
            <text:p><text:s/>2.61 </text:p>
          </table:table-cell>
          <table:table-cell table:number-columns-repeated="1012"/>
        </table:table-row>
        <table:table-row table:style-name="ro21">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95471" calcext:value-type="float">
            <text:p><text:s text:c="3"/>895,471</text:p>
          </table:table-cell>
          <table:table-cell table:style-name="ce28" office:value-type="float" office:value="2698811" calcext:value-type="float">
            <text:p><text:s text:c="3"/>2,698,811</text:p>
          </table:table-cell>
          <table:table-cell table:style-name="ce29" office:value-type="float" office:value="1338644" calcext:value-type="float">
            <text:p><text:s text:c="3"/>1,338,644</text:p>
          </table:table-cell>
          <table:table-cell table:style-name="ce29" office:value-type="float" office:value="1360167" calcext:value-type="float">
            <text:p><text:s text:c="3"/>1,360,167</text:p>
          </table:table-cell>
          <table:table-cell table:style-name="ce49" office:value-type="float" office:value="98.4176207774487" calcext:value-type="float">
            <text:p><text:s text:c="3"/>98.42</text:p>
          </table:table-cell>
          <table:table-cell table:style-name="ce49" office:value-type="float" office:value="1218.48160149042" calcext:value-type="float">
            <text:p><text:s text:c="3"/>1,218.48</text:p>
          </table:table-cell>
          <table:table-cell table:style-name="ce108" office:value-type="float" office:value="3.01384522781866" calcext:value-type="float">
            <text:p><text:s/>3.01 </text:p>
          </table:table-cell>
          <table:table-cell table:number-columns-repeated="1012"/>
        </table:table-row>
        <table:table-row table:style-name="ro21">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18" calcext:value-type="float">
            <text:p><text:s text:c="3"/>14,718</text:p>
          </table:table-cell>
          <table:table-cell table:style-name="ce29" office:value-type="float" office:value="662494" calcext:value-type="float">
            <text:p><text:s text:c="3"/>662,494</text:p>
          </table:table-cell>
          <table:table-cell table:style-name="ce28" office:value-type="float" office:value="1882777" calcext:value-type="float">
            <text:p><text:s text:c="3"/>1,882,777</text:p>
          </table:table-cell>
          <table:table-cell table:style-name="ce29" office:value-type="float" office:value="944612" calcext:value-type="float">
            <text:p><text:s text:c="3"/>944,612</text:p>
          </table:table-cell>
          <table:table-cell table:style-name="ce29" office:value-type="float" office:value="938165" calcext:value-type="float">
            <text:p><text:s text:c="3"/>938,165</text:p>
          </table:table-cell>
          <table:table-cell table:style-name="ce49" office:value-type="float" office:value="100.687192551417" calcext:value-type="float">
            <text:p><text:s text:c="3"/>100.69</text:p>
          </table:table-cell>
          <table:table-cell table:style-name="ce49" office:value-type="float" office:value="859.067066772565" calcext:value-type="float">
            <text:p><text:s text:c="3"/>859.07</text:p>
          </table:table-cell>
          <table:table-cell table:style-name="ce108" office:value-type="float" office:value="2.84195328561466" calcext:value-type="float">
            <text:p><text:s/>2.84 </text:p>
          </table:table-cell>
          <table:table-cell table:number-columns-repeated="1012"/>
        </table:table-row>
        <table:table-row table:style-name="ro21">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2" calcext:value-type="float">
            <text:p><text:s text:c="3"/>17,682</text:p>
          </table:table-cell>
          <table:table-cell table:style-name="ce29" office:value-type="float" office:value="1055414" calcext:value-type="float">
            <text:p><text:s text:c="3"/>1,055,414</text:p>
          </table:table-cell>
          <table:table-cell table:style-name="ce28" office:value-type="float" office:value="2779427" calcext:value-type="float">
            <text:p><text:s text:c="3"/>2,779,427</text:p>
          </table:table-cell>
          <table:table-cell table:style-name="ce29" office:value-type="float" office:value="1386156" calcext:value-type="float">
            <text:p><text:s text:c="3"/>1,386,156</text:p>
          </table:table-cell>
          <table:table-cell table:style-name="ce29" office:value-type="float" office:value="1393271" calcext:value-type="float">
            <text:p><text:s text:c="3"/>1,393,271</text:p>
          </table:table-cell>
          <table:table-cell table:style-name="ce49" office:value-type="float" office:value="99.4893312212771" calcext:value-type="float">
            <text:p><text:s text:c="3"/>99.49</text:p>
          </table:table-cell>
          <table:table-cell table:style-name="ce49" office:value-type="float" office:value="942.940699973833" calcext:value-type="float">
            <text:p><text:s text:c="3"/>942.94</text:p>
          </table:table-cell>
          <table:table-cell table:style-name="ce108" office:value-type="float" office:value="2.63349453389855" calcext:value-type="float">
            <text:p><text:s/>2.63 </text:p>
          </table:table-cell>
          <table:table-cell table:number-columns-repeated="1012"/>
        </table:table-row>
        <table:table-row table:style-name="ro6">
          <table:table-cell table:style-name="ce77" office:value-type="string" calcext:value-type="string">
            <text:p>臺灣省</text:p>
          </table:table-cell>
          <table:table-cell table:style-name="ce87" office:value-type="float" office:value="26330.9577" calcext:value-type="float">
            <text:p><text:s text:c="3"/>26,330.9577</text:p>
          </table:table-cell>
          <table:table-cell table:style-name="ce95" office:value-type="float" office:value="213" calcext:value-type="float">
            <text:p><text:s text:c="3"/>213</text:p>
          </table:table-cell>
          <table:table-cell table:style-name="ce101" office:value-type="float" office:value="4022" calcext:value-type="float">
            <text:p><text:s text:c="3"/>4,022</text:p>
          </table:table-cell>
          <table:table-cell table:style-name="ce101" office:value-type="float" office:value="70388" calcext:value-type="float">
            <text:p><text:s text:c="3"/>70,388</text:p>
          </table:table-cell>
          <table:table-cell table:style-name="ce101" office:value-type="float" office:value="3120977" calcext:value-type="float">
            <text:p><text:s text:c="3"/>3,120,977</text:p>
          </table:table-cell>
          <table:table-cell table:style-name="ce28" office:value-type="float" office:value="9233345" calcext:value-type="float">
            <text:p><text:s text:c="3"/>9,233,345</text:p>
          </table:table-cell>
          <table:table-cell table:style-name="ce101" office:value-type="float" office:value="4707091" calcext:value-type="float">
            <text:p><text:s text:c="3"/>4,707,091</text:p>
          </table:table-cell>
          <table:table-cell table:style-name="ce101" office:value-type="float" office:value="4526254" calcext:value-type="float">
            <text:p><text:s text:c="3"/>4,526,254</text:p>
          </table:table-cell>
          <table:table-cell table:style-name="ce49" office:value-type="float" office:value="103.995290586874" calcext:value-type="float">
            <text:p><text:s text:c="3"/>104.00</text:p>
          </table:table-cell>
          <table:table-cell table:style-name="ce49" office:value-type="float" office:value="350.664989295091" calcext:value-type="float">
            <text:p><text:s text:c="3"/>350.66</text:p>
          </table:table-cell>
          <table:table-cell table:style-name="ce108" office:value-type="float" office:value="2.95847902756092" calcext:value-type="float">
            <text:p><text:s/>2.96 </text:p>
          </table:table-cell>
          <table:table-cell table:number-columns-repeated="1012"/>
        </table:table-row>
        <table:table-row table:style-name="ro4">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2" office:value-type="float" office:value="235" calcext:value-type="float">
            <text:p><text:s text:c="3"/>235</text:p>
          </table:table-cell>
          <table:table-cell table:style-name="ce102" office:value-type="float" office:value="3737" calcext:value-type="float">
            <text:p><text:s text:c="3"/>3,737</text:p>
          </table:table-cell>
          <table:table-cell table:style-name="ce102" office:value-type="float" office:value="160766" calcext:value-type="float">
            <text:p><text:s text:c="3"/>160,766</text:p>
          </table:table-cell>
          <table:table-cell table:style-name="ce104" office:value-type="float" office:value="458558" calcext:value-type="float">
            <text:p><text:s text:c="3"/>458,558</text:p>
          </table:table-cell>
          <table:table-cell table:style-name="ce102" office:value-type="float" office:value="233050" calcext:value-type="float">
            <text:p><text:s text:c="3"/>233,050</text:p>
          </table:table-cell>
          <table:table-cell table:style-name="ce102" office:value-type="float" office:value="225508" calcext:value-type="float">
            <text:p><text:s text:c="3"/>225,508</text:p>
          </table:table-cell>
          <table:table-cell table:style-name="ce105" office:value-type="float" office:value="103.34444897742" calcext:value-type="float">
            <text:p><text:s text:c="3"/>103.34</text:p>
          </table:table-cell>
          <table:table-cell table:style-name="ce105" office:value-type="float" office:value="213.917069733882" calcext:value-type="float">
            <text:p><text:s text:c="3"/>213.92</text:p>
          </table:table-cell>
          <table:table-cell table:style-name="ce109" office:value-type="float" office:value="2.85233196073797" calcext:value-type="float">
            <text:p><text:s/>2.85 </text:p>
          </table:table-cell>
          <table:table-cell table:number-columns-repeated="1012"/>
        </table:table-row>
        <table:table-row table:style-name="ro9">
          <table:table-cell table:style-name="ce78" office:value-type="string" calcext:value-type="string">
            <text:p>桃園縣</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102" office:value-type="float" office:value="483" calcext:value-type="float">
            <text:p><text:s text:c="3"/>483</text:p>
          </table:table-cell>
          <table:table-cell table:style-name="ce102" office:value-type="float" office:value="11375" calcext:value-type="float">
            <text:p><text:s text:c="3"/>11,375</text:p>
          </table:table-cell>
          <table:table-cell table:style-name="ce102" office:value-type="float" office:value="714289" calcext:value-type="float">
            <text:p><text:s text:c="3"/>714,289</text:p>
          </table:table-cell>
          <table:table-cell table:style-name="ce104" office:value-type="float" office:value="2041544" calcext:value-type="float">
            <text:p><text:s text:c="3"/>2,041,544</text:p>
          </table:table-cell>
          <table:table-cell table:style-name="ce102" office:value-type="float" office:value="1025583" calcext:value-type="float">
            <text:p><text:s text:c="3"/>1,025,583</text:p>
          </table:table-cell>
          <table:table-cell table:style-name="ce102" office:value-type="float" office:value="1015961" calcext:value-type="float">
            <text:p><text:s text:c="3"/>1,015,961</text:p>
          </table:table-cell>
          <table:table-cell table:style-name="ce105" office:value-type="float" office:value="100.947083598681" calcext:value-type="float">
            <text:p><text:s text:c="3"/>100.95</text:p>
          </table:table-cell>
          <table:table-cell table:style-name="ce105" office:value-type="float" office:value="1672.08920237781" calcext:value-type="float">
            <text:p><text:s text:c="3"/>1,672.09</text:p>
          </table:table-cell>
          <table:table-cell table:style-name="ce109" office:value-type="float" office:value="2.85814845251712" calcext:value-type="float">
            <text:p><text:s/>2.86 </text:p>
          </table:table-cell>
          <table:table-cell table:number-columns-repeated="1012"/>
        </table:table-row>
        <table:table-row table:style-name="ro9">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228" calcext:value-type="float">
            <text:p><text:s text:c="3"/>3,228</text:p>
          </table:table-cell>
          <table:table-cell table:style-name="ce102" office:value-type="float" office:value="174307" calcext:value-type="float">
            <text:p><text:s text:c="3"/>174,307</text:p>
          </table:table-cell>
          <table:table-cell table:style-name="ce104" office:value-type="float" office:value="529554" calcext:value-type="float">
            <text:p><text:s text:c="3"/>529,554</text:p>
          </table:table-cell>
          <table:table-cell table:style-name="ce102" office:value-type="float" office:value="271498" calcext:value-type="float">
            <text:p><text:s text:c="3"/>271,498</text:p>
          </table:table-cell>
          <table:table-cell table:style-name="ce102" office:value-type="float" office:value="258056" calcext:value-type="float">
            <text:p><text:s text:c="3"/>258,056</text:p>
          </table:table-cell>
          <table:table-cell table:style-name="ce105" office:value-type="float" office:value="105.208946895248" calcext:value-type="float">
            <text:p><text:s text:c="3"/>105.21</text:p>
          </table:table-cell>
          <table:table-cell table:style-name="ce105" office:value-type="float" office:value="370.956435521912" calcext:value-type="float">
            <text:p><text:s text:c="3"/>370.96</text:p>
          </table:table-cell>
          <table:table-cell table:style-name="ce109" office:value-type="float" office:value="3.03805354919768" calcext:value-type="float">
            <text:p><text:s/>3.04 </text:p>
          </table:table-cell>
          <table:table-cell table:number-columns-repeated="1012"/>
        </table:table-row>
        <table:table-row table:style-name="ro9">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76" calcext:value-type="float">
            <text:p><text:s text:c="3"/>4,676</text:p>
          </table:table-cell>
          <table:table-cell table:style-name="ce102" office:value-type="float" office:value="180651" calcext:value-type="float">
            <text:p><text:s text:c="3"/>180,651</text:p>
          </table:table-cell>
          <table:table-cell table:style-name="ce104" office:value-type="float" office:value="565252" calcext:value-type="float">
            <text:p><text:s text:c="3"/>565,252</text:p>
          </table:table-cell>
          <table:table-cell table:style-name="ce102" office:value-type="float" office:value="291919" calcext:value-type="float">
            <text:p><text:s text:c="3"/>291,919</text:p>
          </table:table-cell>
          <table:table-cell table:style-name="ce102" office:value-type="float" office:value="273333" calcext:value-type="float">
            <text:p><text:s text:c="3"/>273,333</text:p>
          </table:table-cell>
          <table:table-cell table:style-name="ce105" office:value-type="float" office:value="106.799764389957" calcext:value-type="float">
            <text:p><text:s text:c="3"/>106.80</text:p>
          </table:table-cell>
          <table:table-cell table:style-name="ce105" office:value-type="float" office:value="310.524294450372" calcext:value-type="float">
            <text:p><text:s text:c="3"/>310.52</text:p>
          </table:table-cell>
          <table:table-cell table:style-name="ce109" office:value-type="float" office:value="3.1289724385694" calcext:value-type="float">
            <text:p><text:s/>3.13 </text:p>
          </table:table-cell>
          <table:table-cell table:number-columns-repeated="1012"/>
        </table:table-row>
        <table:table-row table:style-name="ro1">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47" calcext:value-type="float">
            <text:p><text:s text:c="3"/>9,147</text:p>
          </table:table-cell>
          <table:table-cell table:style-name="ce102" office:value-type="float" office:value="375414" calcext:value-type="float">
            <text:p><text:s text:c="3"/>375,414</text:p>
          </table:table-cell>
          <table:table-cell table:style-name="ce104" office:value-type="float" office:value="1296420" calcext:value-type="float">
            <text:p><text:s text:c="3"/>1,296,420</text:p>
          </table:table-cell>
          <table:table-cell table:style-name="ce102" office:value-type="float" office:value="663789" calcext:value-type="float">
            <text:p><text:s text:c="3"/>663,789</text:p>
          </table:table-cell>
          <table:table-cell table:style-name="ce102" office:value-type="float" office:value="632631" calcext:value-type="float">
            <text:p><text:s text:c="3"/>632,631</text:p>
          </table:table-cell>
          <table:table-cell table:style-name="ce105" office:value-type="float" office:value="104.925145938154" calcext:value-type="float">
            <text:p><text:s text:c="3"/>104.93</text:p>
          </table:table-cell>
          <table:table-cell table:style-name="ce105" office:value-type="float" office:value="1206.65006198832" calcext:value-type="float">
            <text:p><text:s text:c="3"/>1,206.65</text:p>
          </table:table-cell>
          <table:table-cell table:style-name="ce109" office:value-type="float" office:value="3.45330754846649" calcext:value-type="float">
            <text:p><text:s/>3.45 </text:p>
          </table:table-cell>
          <table:table-cell table:number-columns-repeated="1012"/>
        </table:table-row>
        <table:table-row table:style-name="ro9">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2" office:value-type="float" office:value="261" calcext:value-type="float">
            <text:p><text:s text:c="3"/>261</text:p>
          </table:table-cell>
          <table:table-cell table:style-name="ce102" office:value-type="float" office:value="4269" calcext:value-type="float">
            <text:p><text:s text:c="3"/>4,269</text:p>
          </table:table-cell>
          <table:table-cell table:style-name="ce102" office:value-type="float" office:value="175364" calcext:value-type="float">
            <text:p><text:s text:c="3"/>175,364</text:p>
          </table:table-cell>
          <table:table-cell table:style-name="ce104" office:value-type="float" office:value="517701" calcext:value-type="float">
            <text:p><text:s text:c="3"/>517,701</text:p>
          </table:table-cell>
          <table:table-cell table:style-name="ce102" office:value-type="float" office:value="265740" calcext:value-type="float">
            <text:p><text:s text:c="3"/>265,740</text:p>
          </table:table-cell>
          <table:table-cell table:style-name="ce102" office:value-type="float" office:value="251961" calcext:value-type="float">
            <text:p><text:s text:c="3"/>251,961</text:p>
          </table:table-cell>
          <table:table-cell table:style-name="ce105" office:value-type="float" office:value="105.468703489826" calcext:value-type="float">
            <text:p><text:s text:c="3"/>105.47</text:p>
          </table:table-cell>
          <table:table-cell table:style-name="ce105" office:value-type="float" office:value="126.070636435098" calcext:value-type="float">
            <text:p><text:s text:c="3"/>126.07</text:p>
          </table:table-cell>
          <table:table-cell table:style-name="ce109" office:value-type="float" office:value="2.95215095458589" calcext:value-type="float">
            <text:p><text:s/>2.95 </text:p>
          </table:table-cell>
          <table:table-cell table:number-columns-repeated="1012"/>
        </table:table-row>
        <table:table-row table:style-name="ro9">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2" office:value-type="float" office:value="387" calcext:value-type="float">
            <text:p><text:s text:c="3"/>387</text:p>
          </table:table-cell>
          <table:table-cell table:style-name="ce102" office:value-type="float" office:value="6414" calcext:value-type="float">
            <text:p><text:s text:c="3"/>6,414</text:p>
          </table:table-cell>
          <table:table-cell table:style-name="ce102" office:value-type="float" office:value="236538" calcext:value-type="float">
            <text:p><text:s text:c="3"/>236,538</text:p>
          </table:table-cell>
          <table:table-cell table:style-name="ce104" office:value-type="float" office:value="708373" calcext:value-type="float">
            <text:p><text:s text:c="3"/>708,373</text:p>
          </table:table-cell>
          <table:table-cell table:style-name="ce102" office:value-type="float" office:value="368837" calcext:value-type="float">
            <text:p><text:s text:c="3"/>368,837</text:p>
          </table:table-cell>
          <table:table-cell table:style-name="ce102" office:value-type="float" office:value="339536" calcext:value-type="float">
            <text:p><text:s text:c="3"/>339,536</text:p>
          </table:table-cell>
          <table:table-cell table:style-name="ce105" office:value-type="float" office:value="108.629718203666" calcext:value-type="float">
            <text:p><text:s text:c="3"/>108.63</text:p>
          </table:table-cell>
          <table:table-cell table:style-name="ce105" office:value-type="float" office:value="548.772164570371" calcext:value-type="float">
            <text:p><text:s text:c="3"/>548.77</text:p>
          </table:table-cell>
          <table:table-cell table:style-name="ce109" office:value-type="float" office:value="2.99475348569786" calcext:value-type="float">
            <text:p><text:s/>2.99 </text:p>
          </table:table-cell>
          <table:table-cell table:number-columns-repeated="1012"/>
        </table:table-row>
        <table:table-row table:style-name="ro9">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47" calcext:value-type="float">
            <text:p><text:s text:c="3"/>5,347</text:p>
          </table:table-cell>
          <table:table-cell table:style-name="ce102" office:value-type="float" office:value="180485" calcext:value-type="float">
            <text:p><text:s text:c="3"/>180,485</text:p>
          </table:table-cell>
          <table:table-cell table:style-name="ce104" office:value-type="float" office:value="529750" calcext:value-type="float">
            <text:p><text:s text:c="3"/>529,750</text:p>
          </table:table-cell>
          <table:table-cell table:style-name="ce102" office:value-type="float" office:value="275974" calcext:value-type="float">
            <text:p><text:s text:c="3"/>275,974</text:p>
          </table:table-cell>
          <table:table-cell table:style-name="ce102" office:value-type="float" office:value="253776" calcext:value-type="float">
            <text:p><text:s text:c="3"/>253,776</text:p>
          </table:table-cell>
          <table:table-cell table:style-name="ce105" office:value-type="float" office:value="108.74708404262" calcext:value-type="float">
            <text:p><text:s text:c="3"/>108.75</text:p>
          </table:table-cell>
          <table:table-cell table:style-name="ce105" office:value-type="float" office:value="278.283140895529" calcext:value-type="float">
            <text:p><text:s text:c="3"/>278.28</text:p>
          </table:table-cell>
          <table:table-cell table:style-name="ce109" office:value-type="float" office:value="2.93514696512176" calcext:value-type="float">
            <text:p><text:s/>2.94 </text:p>
          </table:table-cell>
          <table:table-cell table:number-columns-repeated="1012"/>
        </table:table-row>
        <table:table-row table:style-name="ro1">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512" calcext:value-type="float">
            <text:p><text:s text:c="3"/>7,512</text:p>
          </table:table-cell>
          <table:table-cell table:style-name="ce102" office:value-type="float" office:value="282080" calcext:value-type="float">
            <text:p><text:s text:c="3"/>282,080</text:p>
          </table:table-cell>
          <table:table-cell table:style-name="ce104" office:value-type="float" office:value="853130" calcext:value-type="float">
            <text:p><text:s text:c="3"/>853,130</text:p>
          </table:table-cell>
          <table:table-cell table:style-name="ce102" office:value-type="float" office:value="437570" calcext:value-type="float">
            <text:p><text:s text:c="3"/>437,570</text:p>
          </table:table-cell>
          <table:table-cell table:style-name="ce102" office:value-type="float" office:value="415560" calcext:value-type="float">
            <text:p><text:s text:c="3"/>415,560</text:p>
          </table:table-cell>
          <table:table-cell table:style-name="ce105" office:value-type="float" office:value="105.296467417461" calcext:value-type="float">
            <text:p><text:s text:c="3"/>105.30</text:p>
          </table:table-cell>
          <table:table-cell table:style-name="ce105" office:value-type="float" office:value="307.367743114886" calcext:value-type="float">
            <text:p><text:s text:c="3"/>307.37</text:p>
          </table:table-cell>
          <table:table-cell table:style-name="ce109" office:value-type="float" office:value="3.02442569483834" calcext:value-type="float">
            <text:p><text:s/>3.02 </text:p>
          </table:table-cell>
          <table:table-cell table:number-columns-repeated="1012"/>
        </table:table-row>
        <table:table-row table:style-name="ro9">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710" calcext:value-type="float">
            <text:p><text:s text:c="3"/>2,710</text:p>
          </table:table-cell>
          <table:table-cell table:style-name="ce102" office:value-type="float" office:value="81686" calcext:value-type="float">
            <text:p><text:s text:c="3"/>81,686</text:p>
          </table:table-cell>
          <table:table-cell table:style-name="ce104" office:value-type="float" office:value="224936" calcext:value-type="float">
            <text:p><text:s text:c="3"/>224,936</text:p>
          </table:table-cell>
          <table:table-cell table:style-name="ce102" office:value-type="float" office:value="116975" calcext:value-type="float">
            <text:p><text:s text:c="3"/>116,975</text:p>
          </table:table-cell>
          <table:table-cell table:style-name="ce102" office:value-type="float" office:value="107961" calcext:value-type="float">
            <text:p><text:s text:c="3"/>107,961</text:p>
          </table:table-cell>
          <table:table-cell table:style-name="ce105" office:value-type="float" office:value="108.349311325386" calcext:value-type="float">
            <text:p><text:s text:c="3"/>108.35</text:p>
          </table:table-cell>
          <table:table-cell table:style-name="ce105" office:value-type="float" office:value="63.9885736803096" calcext:value-type="float">
            <text:p><text:s text:c="3"/>63.99</text:p>
          </table:table-cell>
          <table:table-cell table:style-name="ce109" office:value-type="float" office:value="2.753666478956" calcext:value-type="float">
            <text:p><text:s/>2.75 </text:p>
          </table:table-cell>
          <table:table-cell table:number-columns-repeated="1012"/>
        </table:table-row>
        <table:table-row table:style-name="ro9">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656" calcext:value-type="float">
            <text:p><text:s text:c="3"/>3,656</text:p>
          </table:table-cell>
          <table:table-cell table:style-name="ce102" office:value-type="float" office:value="123370" calcext:value-type="float">
            <text:p><text:s text:c="3"/>123,370</text:p>
          </table:table-cell>
          <table:table-cell table:style-name="ce104" office:value-type="float" office:value="334014" calcext:value-type="float">
            <text:p><text:s text:c="3"/>334,014</text:p>
          </table:table-cell>
          <table:table-cell table:style-name="ce102" office:value-type="float" office:value="171128" calcext:value-type="float">
            <text:p><text:s text:c="3"/>171,128</text:p>
          </table:table-cell>
          <table:table-cell table:style-name="ce102" office:value-type="float" office:value="162886" calcext:value-type="float">
            <text:p><text:s text:c="3"/>162,886</text:p>
          </table:table-cell>
          <table:table-cell table:style-name="ce105" office:value-type="float" office:value="105.059980599929" calcext:value-type="float">
            <text:p><text:s text:c="3"/>105.06</text:p>
          </table:table-cell>
          <table:table-cell table:style-name="ce105" office:value-type="float" office:value="72.1635189639723" calcext:value-type="float">
            <text:p><text:s text:c="3"/>72.16</text:p>
          </table:table-cell>
          <table:table-cell table:style-name="ce109" office:value-type="float" office:value="2.70741671394991" calcext:value-type="float">
            <text:p><text:s/>2.71 </text:p>
          </table:table-cell>
          <table:table-cell table:number-columns-repeated="1012"/>
        </table:table-row>
        <table:table-row table:style-name="ro9">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403" calcext:value-type="float">
            <text:p><text:s text:c="3"/>1,403</text:p>
          </table:table-cell>
          <table:table-cell table:style-name="ce102" office:value-type="float" office:value="36977" calcext:value-type="float">
            <text:p><text:s text:c="3"/>36,977</text:p>
          </table:table-cell>
          <table:table-cell table:style-name="ce104" office:value-type="float" office:value="100090" calcext:value-type="float">
            <text:p><text:s text:c="3"/>100,090</text:p>
          </table:table-cell>
          <table:table-cell table:style-name="ce102" office:value-type="float" office:value="51517" calcext:value-type="float">
            <text:p><text:s text:c="3"/>51,517</text:p>
          </table:table-cell>
          <table:table-cell table:style-name="ce102" office:value-type="float" office:value="48573" calcext:value-type="float">
            <text:p><text:s text:c="3"/>48,573</text:p>
          </table:table-cell>
          <table:table-cell table:style-name="ce105" office:value-type="float" office:value="106.060980380047" calcext:value-type="float">
            <text:p><text:s text:c="3"/>106.06</text:p>
          </table:table-cell>
          <table:table-cell table:style-name="ce105" office:value-type="float" office:value="788.954479636083" calcext:value-type="float">
            <text:p><text:s text:c="3"/>788.95</text:p>
          </table:table-cell>
          <table:table-cell table:style-name="ce109" office:value-type="float" office:value="2.7068177515753" calcext:value-type="float">
            <text:p><text:s/>2.71 </text:p>
          </table:table-cell>
          <table:table-cell table:number-columns-repeated="1012"/>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3" calcext:value-type="float">
            <text:p><text:s text:c="3"/>3,313</text:p>
          </table:table-cell>
          <table:table-cell table:style-name="ce102" office:value-type="float" office:value="149619" calcext:value-type="float">
            <text:p><text:s text:c="3"/>149,619</text:p>
          </table:table-cell>
          <table:table-cell table:style-name="ce104" office:value-type="float" office:value="375204" calcext:value-type="float">
            <text:p><text:s text:c="3"/>375,204</text:p>
          </table:table-cell>
          <table:table-cell table:style-name="ce102" office:value-type="float" office:value="188806" calcext:value-type="float">
            <text:p><text:s text:c="3"/>188,806</text:p>
          </table:table-cell>
          <table:table-cell table:style-name="ce102" office:value-type="float" office:value="186398" calcext:value-type="float">
            <text:p><text:s text:c="3"/>186,398</text:p>
          </table:table-cell>
          <table:table-cell table:style-name="ce105" office:value-type="float" office:value="101.291859354714" calcext:value-type="float">
            <text:p><text:s text:c="3"/>101.29</text:p>
          </table:table-cell>
          <table:table-cell table:style-name="ce105" office:value-type="float" office:value="2826.20600200815" calcext:value-type="float">
            <text:p><text:s text:c="3"/>2,826.21</text:p>
          </table:table-cell>
          <table:table-cell table:style-name="ce109" office:value-type="float" office:value="2.5077296332685" calcext:value-type="float">
            <text:p><text:s/>2.51 </text:p>
          </table:table-cell>
          <table:table-cell table:number-columns-repeated="1012"/>
        </table:table-row>
        <table:table-row table:style-name="ro9">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2" office:value-type="float" office:value="120" calcext:value-type="float">
            <text:p><text:s text:c="3"/>120</text:p>
          </table:table-cell>
          <table:table-cell table:style-name="ce102" office:value-type="float" office:value="2209" calcext:value-type="float">
            <text:p><text:s text:c="3"/>2,209</text:p>
          </table:table-cell>
          <table:table-cell table:style-name="ce102" office:value-type="float" office:value="151851" calcext:value-type="float">
            <text:p><text:s text:c="3"/>151,851</text:p>
          </table:table-cell>
          <table:table-cell table:style-name="ce104" office:value-type="float" office:value="427850" calcext:value-type="float">
            <text:p><text:s text:c="3"/>427,850</text:p>
          </table:table-cell>
          <table:table-cell table:style-name="ce102" office:value-type="float" office:value="211953" calcext:value-type="float">
            <text:p><text:s text:c="3"/>211,953</text:p>
          </table:table-cell>
          <table:table-cell table:style-name="ce102" office:value-type="float" office:value="215897" calcext:value-type="float">
            <text:p><text:s text:c="3"/>215,897</text:p>
          </table:table-cell>
          <table:table-cell table:style-name="ce105" office:value-type="float" office:value="98.1732029625238" calcext:value-type="float">
            <text:p><text:s text:c="3"/>98.17</text:p>
          </table:table-cell>
          <table:table-cell table:style-name="ce105" office:value-type="float" office:value="4107.91473280552" calcext:value-type="float">
            <text:p><text:s text:c="3"/>4,107.91</text:p>
          </table:table-cell>
          <table:table-cell table:style-name="ce109" office:value-type="float" office:value="2.81756458633792" calcext:value-type="float">
            <text:p><text:s/>2.82 </text:p>
          </table:table-cell>
          <table:table-cell table:number-columns-repeated="1012"/>
        </table:table-row>
        <table:table-row table:style-name="ro9">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92" calcext:value-type="float">
            <text:p><text:s text:c="3"/>1,392</text:p>
          </table:table-cell>
          <table:table-cell table:style-name="ce102" office:value-type="float" office:value="97580" calcext:value-type="float">
            <text:p><text:s text:c="3"/>97,580</text:p>
          </table:table-cell>
          <table:table-cell table:style-name="ce104" office:value-type="float" office:value="270969" calcext:value-type="float">
            <text:p><text:s text:c="3"/>270,969</text:p>
          </table:table-cell>
          <table:table-cell table:style-name="ce102" office:value-type="float" office:value="132752" calcext:value-type="float">
            <text:p><text:s text:c="3"/>132,752</text:p>
          </table:table-cell>
          <table:table-cell table:style-name="ce102" office:value-type="float" office:value="138217" calcext:value-type="float">
            <text:p><text:s text:c="3"/>138,217</text:p>
          </table:table-cell>
          <table:table-cell table:style-name="ce105" office:value-type="float" office:value="96.0460724802304" calcext:value-type="float">
            <text:p><text:s text:c="3"/>96.05</text:p>
          </table:table-cell>
          <table:table-cell table:style-name="ce105" office:value-type="float" office:value="4514.22393112272" calcext:value-type="float">
            <text:p><text:s text:c="3"/>4,514.22</text:p>
          </table:table-cell>
          <table:table-cell table:style-name="ce109" office:value-type="float" office:value="2.77689075630252" calcext:value-type="float">
            <text:p><text:s/>2.78 </text:p>
          </table:table-cell>
          <table:table-cell table:number-columns-repeated="1012"/>
        </table:table-row>
        <table:table-row table:style-name="ro6">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1" office:value-type="float" office:value="59" calcext:value-type="float">
            <text:p><text:s text:c="3"/>59</text:p>
          </table:table-cell>
          <table:table-cell table:style-name="ce101" office:value-type="float" office:value="902" calcext:value-type="float">
            <text:p><text:s text:c="3"/>902</text:p>
          </table:table-cell>
          <table:table-cell table:style-name="ce101" office:value-type="float" office:value="38833" calcext:value-type="float">
            <text:p><text:s text:c="3"/>38,833</text:p>
          </table:table-cell>
          <table:table-cell table:style-name="ce28" office:value-type="float" office:value="131613" calcext:value-type="float">
            <text:p><text:s text:c="3"/>131,613</text:p>
          </table:table-cell>
          <table:table-cell table:style-name="ce101" office:value-type="float" office:value="66984" calcext:value-type="float">
            <text:p><text:s text:c="3"/>66,984</text:p>
          </table:table-cell>
          <table:table-cell table:style-name="ce101" office:value-type="float" office:value="64629" calcext:value-type="float">
            <text:p><text:s text:c="3"/>64,629</text:p>
          </table:table-cell>
          <table:table-cell table:style-name="ce49" office:value-type="float" office:value="103.643875040616" calcext:value-type="float">
            <text:p><text:s text:c="3"/>103.64</text:p>
          </table:table-cell>
          <table:table-cell table:style-name="ce49" office:value-type="float" office:value="729.335682936561" calcext:value-type="float">
            <text:p><text:s text:c="3"/>729.34</text:p>
          </table:table-cell>
          <table:table-cell table:style-name="ce108" office:value-type="float" office:value="3.38920505755414" calcext:value-type="float">
            <text:p><text:s/>3.39 </text:p>
          </table:table-cell>
          <table:table-cell table:number-columns-repeated="1012"/>
        </table:table-row>
        <table:table-row table:style-name="ro9">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5" calcext:value-type="float">
            <text:p><text:s text:c="3"/>765</text:p>
          </table:table-cell>
          <table:table-cell table:style-name="ce102" office:value-type="float" office:value="36426" calcext:value-type="float">
            <text:p><text:s text:c="3"/>36,426</text:p>
          </table:table-cell>
          <table:table-cell table:style-name="ce104" office:value-type="float" office:value="119534" calcext:value-type="float">
            <text:p><text:s text:c="3"/>119,534</text:p>
          </table:table-cell>
          <table:table-cell table:style-name="ce102" office:value-type="float" office:value="60135" calcext:value-type="float">
            <text:p><text:s text:c="3"/>60,135</text:p>
          </table:table-cell>
          <table:table-cell table:style-name="ce102" office:value-type="float" office:value="59399" calcext:value-type="float">
            <text:p><text:s text:c="3"/>59,399</text:p>
          </table:table-cell>
          <table:table-cell table:style-name="ce105" office:value-type="float" office:value="101.239078098958" calcext:value-type="float">
            <text:p><text:s text:c="3"/>101.24</text:p>
          </table:table-cell>
          <table:table-cell table:style-name="ce105" office:value-type="float" office:value="788.19169699847" calcext:value-type="float">
            <text:p><text:s text:c="3"/>788.19</text:p>
          </table:table-cell>
          <table:table-cell table:style-name="ce109" office:value-type="float" office:value="3.28155712952287" calcext:value-type="float">
            <text:p><text:s/>3.28 </text:p>
          </table:table-cell>
          <table:table-cell table:number-columns-repeated="1012"/>
        </table:table-row>
        <table:table-row table:style-name="ro9">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7" calcext:value-type="float">
            <text:p><text:s text:c="3"/>137</text:p>
          </table:table-cell>
          <table:table-cell table:style-name="ce102" office:value-type="float" office:value="2407" calcext:value-type="float">
            <text:p><text:s text:c="3"/>2,407</text:p>
          </table:table-cell>
          <table:table-cell table:style-name="ce104" office:value-type="float" office:value="12079" calcext:value-type="float">
            <text:p><text:s text:c="3"/>12,079</text:p>
          </table:table-cell>
          <table:table-cell table:style-name="ce102" office:value-type="float" office:value="6849" calcext:value-type="float">
            <text:p><text:s text:c="3"/>6,849</text:p>
          </table:table-cell>
          <table:table-cell table:style-name="ce102" office:value-type="float" office:value="5230" calcext:value-type="float">
            <text:p><text:s text:c="3"/>5,230</text:p>
          </table:table-cell>
          <table:table-cell table:style-name="ce105" office:value-type="float" office:value="130.956022944551" calcext:value-type="float">
            <text:p><text:s text:c="3"/>130.96</text:p>
          </table:table-cell>
          <table:table-cell table:style-name="ce105" office:value-type="float" office:value="419.409722222222" calcext:value-type="float">
            <text:p><text:s text:c="3"/>419.41</text:p>
          </table:table-cell>
          <table:table-cell table:style-name="ce109" office:value-type="float" office:value="5.0182800166182" calcext:value-type="float">
            <text:p><text:s/>5.02 </text:p>
          </table:table-cell>
          <table:table-cell table:number-columns-repeated="1012"/>
        </table:table-row>
        <table:table-row table:style-name="ro22">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9">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3">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15" table:number-columns-repeated="768"/>
        </table:table-row>
        <table:table-row table:style-name="ro9">
          <table:table-cell table:style-name="ce81"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2年11月5日編製</text:p>
          </table:table-cell>
          <table:table-cell table:style-name="ce114"/>
          <table:table-cell table:style-name="ce113" table:number-columns-repeated="1011"/>
        </table:table-row>
        <table:table-row table:style-name="ro18">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2"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1"/>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11-06T11:35:31</meta:creation-date>
    <dc:creator>user</dc:creator>
    <dc:date>2013-11-06T11:36:39</dc:date>
    <meta:document-statistic meta:table-count="2" meta:cell-count="733" meta:object-count="0"/>
    <meta:generator>LibreOffice/5.0.5.2$Windows_x86 LibreOffice_project/55b006a02d247b5f7215fc6ea0fde844b30035b3</meta:generator>
  </office:meta>
</office:document-meta>
</file>